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F00000048CBF606BF64251CA4.png" manifest:media-type="image/png"/>
  <manifest:file-entry manifest:full-path="Pictures/100000000000009700000056499B306E34184B34.png" manifest:media-type="image/png"/>
  <manifest:file-entry manifest:full-path="Pictures/100000000000009C00000066FD651FB741FCDF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2.19cm" fo:min-width="2.57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51cm" svg:stroke-color="#0000ff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b80047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a65d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ff"/>
    </style:style>
    <style:style style:name="P3" style:family="paragraph">
      <loext:graphic-properties draw:fill="none"/>
      <style:paragraph-properties fo:text-align="center"/>
      <style:text-properties style:font-name="DejaVu Sans" fo:font-size="24pt" style:font-size-asian="24pt" style:font-size-complex="24pt"/>
    </style:style>
    <style:style style:name="P4" style:family="paragraph">
      <style:paragraph-properties fo:text-align="center"/>
      <style:text-properties style:font-name="DejaVu Sans" fo:font-size="24pt" style:font-size-asian="24pt" style:font-size-complex="24pt"/>
    </style:style>
    <style:style style:name="P5" style:family="paragraph">
      <loext:graphic-properties draw:fill="solid" draw:fill-color="#0000ff"/>
      <style:paragraph-properties fo:text-align="center"/>
      <style:text-properties style:font-name="DejaVu Sans" fo:font-size="24pt" style:font-size-asian="24pt" style:font-size-complex="24pt"/>
    </style:style>
    <style:style style:name="T1" style:family="text">
      <style:text-properties fo:color="#0000ff"/>
    </style:style>
    <style:style style:name="T2" style:family="text">
      <style:text-properties fo:color="#0000ff"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94cm" svg:height="2.274cm" svg:x="6.236cm" svg:y="0.192cm">
          <draw:image xlink:href="Pictures/100000000000009700000056499B306E34184B34.png" xlink:type="simple" xlink:show="embed" xlink:actuate="onLoad">
            <text:p text:style-name="P1"><text:span text:style-name="T1">and1</text:span></text:p>
          </draw:image>
        </draw:frame>
        <draw:frame draw:style-name="gr1" draw:text-style-name="P2" draw:layer="layout" svg:width="3.994cm" svg:height="2.274cm" svg:x="15.561cm" svg:y="2.966cm">
          <draw:image xlink:href="Pictures/100000000000009700000056499B306E34184B34.png" xlink:type="simple" xlink:show="embed" xlink:actuate="onLoad">
            <text:p text:style-name="P1"><text:span text:style-name="T1">and2</text:span></text:p>
          </draw:image>
        </draw:frame>
        <draw:frame draw:style-name="gr1" draw:text-style-name="P2" draw:layer="layout" svg:width="4.127cm" svg:height="2.698cm" svg:x="6.336cm" svg:y="2.836cm">
          <draw:image xlink:href="Pictures/100000000000009C00000066FD651FB741FCDFAD.png" xlink:type="simple" xlink:show="embed" xlink:actuate="onLoad">
            <text:p text:style-name="P1"><text:span text:style-name="T1">or1</text:span></text:p>
          </draw:image>
        </draw:frame>
        <draw:frame draw:style-name="gr1" draw:text-style-name="P2" draw:layer="layout" svg:width="3.359cm" svg:height="1.904cm" svg:x="12.186cm" svg:y="0.227cm">
          <draw:image xlink:href="Pictures/100000000000007F00000048CBF606BF64251CA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not1</text:span></text:p>
          </draw:image>
        </draw:frame>
        <draw:g>
          <draw:custom-shape draw:style-name="gr2" draw:text-style-name="P3" draw:layer="layout" svg:width="3.175cm" svg:height="2.54cm" svg:x="9.351cm" svg:y="5.806cm">
            <text:p><text:span text:style-name="T2"><text:s text:c="3"/></text:span><text:span text:style-name="T2">xor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2.526cm" svg:y1="7.076cm" svg:x2="13.796cm" svg:y2="7.076cm">
            <text:p/>
          </draw:line>
          <draw:line draw:style-name="gr3" draw:text-style-name="P4" draw:layer="layout" svg:x1="7.446cm" svg:y1="7.711cm" svg:x2="9.351cm" svg:y2="7.711cm">
            <text:p/>
          </draw:line>
          <draw:line draw:style-name="gr3" draw:text-style-name="P4" draw:layer="layout" svg:x1="7.446cm" svg:y1="6.441cm" svg:x2="9.351cm" svg:y2="6.441cm">
            <text:p/>
          </draw:line>
        </draw:g>
        <draw:custom-shape draw:style-name="gr4" draw:text-style-name="P5" xml:id="id1" draw:id="id1" draw:layer="layout" svg:width="0.508cm" svg:height="0.508cm" svg:x="7.26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0.508cm" svg:height="0.508cm" svg:x="5.783cm" svg:y="0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0.508cm" svg:height="0.508cm" svg:x="7.241cm" svg:y="7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508cm" svg:height="0.508cm" svg:x="5.895cm" svg:y="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0.508cm" svg:height="0.508cm" svg:x="5.783cm" svg:y="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508cm" svg:height="0.508cm" svg:x="6.036cm" svg:y="4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508cm" svg:height="0.508cm" svg:x="19.288cm" svg:y="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508cm" svg:height="0.508cm" svg:x="13.506cm" svg:y="6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draw:line-skew="-2.436cm" svg:x1="7.26cm" svg:y1="6.404cm" svg:x2="5.783cm" svg:y2="0.759cm" draw:start-shape="id1" draw:start-glue-point="6" draw:end-shape="id2" draw:end-glue-point="6" svg:d="M7260 6404c-6621 0-5882-5645-1477-5645" svg:viewBox="0 0 4879 5646">
          <text:p/>
        </draw:connector>
        <draw:connector draw:style-name="gr5" draw:text-style-name="P4" draw:layer="layout" draw:type="curve" draw:line-skew="-0.671cm" svg:x1="7.26cm" svg:y1="6.404cm" svg:x2="5.895cm" svg:y2="3.636cm" draw:start-shape="id1" draw:start-glue-point="6" draw:end-shape="id3" draw:end-glue-point="6" svg:d="M7260 6404c-3805 0-3123-2768-1365-2768" svg:viewBox="0 0 2778 2769">
          <text:p/>
        </draw:connector>
        <draw:connector draw:style-name="gr6" draw:text-style-name="P4" draw:layer="layout" draw:type="curve" draw:line-skew="-4.346cm" svg:x1="7.241cm" svg:y1="7.729cm" svg:x2="5.783cm" svg:y2="1.759cm" draw:start-shape="id4" draw:start-glue-point="6" draw:end-shape="id5" draw:end-glue-point="6" svg:d="M7241 7729c-9457 0-8728-5970-1458-5970" svg:viewBox="0 0 7006 5971">
          <text:p/>
        </draw:connector>
        <draw:connector draw:style-name="gr6" draw:text-style-name="P4" draw:layer="layout" draw:type="curve" draw:line-skew="-2.121cm" svg:x1="7.241cm" svg:y1="7.729cm" svg:x2="6.036cm" svg:y2="4.708cm" draw:start-shape="id4" draw:start-glue-point="6" draw:end-shape="id6" draw:end-glue-point="6" svg:d="M7241 7729c-5740 0-5138-3021-1205-3021" svg:viewBox="0 0 4234 3022">
          <text:p/>
        </draw:connector>
        <draw:connector draw:style-name="gr7" draw:text-style-name="P4" draw:layer="layout" draw:type="curve" svg:x1="19.796cm" svg:y1="4.067cm" svg:x2="14.014cm" svg:y2="7.109cm" draw:start-shape="id7" draw:start-glue-point="10" draw:end-shape="id8" draw:end-glue-point="10" svg:d="M19796 4067c753 0 3644 3042-5782 3042" svg:viewBox="0 0 6792 3043">
          <text:p/>
        </draw:connector>
        <draw:custom-shape draw:style-name="gr4" draw:text-style-name="P5" xml:id="id9" draw:id="id9" draw:layer="layout" svg:width="0.508cm" svg:height="0.508cm" svg:x="10.017cm" svg:y="0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0.508cm" svg:height="0.508cm" svg:x="10.118cm" svg:y="3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0.508cm" svg:height="0.508cm" svg:x="11.919cm" svg:y="0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0.508cm" svg:height="0.508cm" svg:x="15.2cm" svg:y="3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0.508cm" svg:height="0.508cm" svg:x="15.201cm" svg:y="4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0.525cm" svg:y1="1.235cm" svg:x2="11.919cm" svg:y2="1.237cm" draw:start-shape="id9" draw:start-glue-point="10" draw:end-shape="id10" draw:end-glue-point="6" svg:d="M10525 1235c1047 0 350 2 1394 2" svg:viewBox="0 0 1395 3">
          <text:p/>
        </draw:connector>
        <draw:connector draw:style-name="gr8" draw:text-style-name="P4" draw:layer="layout" draw:type="curve" svg:x1="15.828cm" svg:y1="1.238cm" svg:x2="15.2cm" svg:y2="3.498cm" draw:start-shape="id11" draw:start-glue-point="10" draw:end-shape="id12" draw:end-glue-point="6" svg:d="M15828 1238c753 0 503 1131-313 1131-815 0-1066 1129-315 1129" svg:viewBox="0 0 1528 2261">
          <text:p/>
        </draw:connector>
        <draw:custom-shape draw:style-name="gr4" draw:text-style-name="P5" xml:id="id11" draw:id="id11" draw:layer="layout" svg:width="0.508cm" svg:height="0.508cm" svg:x="15.32cm" svg:y="0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0.626cm" svg:y1="4.136cm" svg:x2="15.201cm" svg:y2="4.499cm" draw:start-shape="id13" draw:start-glue-point="10" draw:end-shape="id14" draw:end-glue-point="6" svg:d="M10626 4136c3432 0 1145 363 4575 363" svg:viewBox="0 0 4576 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19:58:07.239752141</meta:creation-date>
    <dc:date>2021-10-01T20:05:34.240569658</dc:date>
    <meta:editing-duration>PT7M27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